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.668cm" fo:margin-left="2.736cm" table:align="left"/>
    </style:style>
    <style:style style:name="Tabla1.A" style:family="table-column">
      <style:table-column-properties style:column-width="6.35cm"/>
    </style:style>
    <style:style style:name="Tabla1.B" style:family="table-column">
      <style:table-column-properties style:column-width="5.31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12" style:family="table-row">
      <style:table-row-properties style:min-row-height="0.799cm"/>
    </style:style>
    <style:style style:name="Tabla1.A1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a1.B13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1.668cm" fo:margin-left="2.736cm" table:align="left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5.318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12" style:family="table-row">
      <style:table-row-properties style:min-row-height="0.799cm"/>
    </style:style>
    <style:style style:name="Tabla2.A1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a2.B13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1ebd49" officeooo:paragraph-rsid="001ebd49"/>
    </style:style>
    <style:style style:name="P2" style:family="paragraph" style:parent-style-name="Standard">
      <style:paragraph-properties fo:text-align="justify" style:justify-single-word="false"/>
      <style:text-properties officeooo:rsid="001ebd49" officeooo:paragraph-rsid="00250ff1"/>
    </style:style>
    <style:style style:name="P3" style:family="paragraph" style:parent-style-name="Standard">
      <style:paragraph-properties fo:text-align="justify" style:justify-single-word="false"/>
      <style:text-properties officeooo:rsid="001f5775" officeooo:paragraph-rsid="00240be4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ebd49" officeooo:paragraph-rsid="0022005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ebd49" officeooo:paragraph-rsid="002b2a76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2005d" officeooo:paragraph-rsid="00223f8f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50ff1"/>
    </style:style>
    <style:style style:name="P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6b563"/>
    </style:style>
    <style:style style:name="P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a9877"/>
    </style:style>
    <style:style style:name="P1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ebd49" officeooo:paragraph-rsid="00250ff1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ebd49" officeooo:paragraph-rsid="002b2a76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223f8f" officeooo:paragraph-rsid="002b2a76" style:font-weight-asian="normal" style:font-weight-complex="normal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223f8f" officeooo:paragraph-rsid="00250ff1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240be4" officeooo:paragraph-rsid="00250ff1" style:font-weight-asian="normal" style:font-weight-complex="normal"/>
    </style:style>
    <style:style style:name="P1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2a9877" officeooo:paragraph-rsid="002bfb62" style:font-weight-asian="normal" style:font-weight-complex="normal"/>
    </style:style>
    <style:style style:name="P1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2bfb62" officeooo:paragraph-rsid="002bfb62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2005d" officeooo:paragraph-rsid="0026b563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2005d" officeooo:paragraph-rsid="0032ed8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2005d" officeooo:paragraph-rsid="00315482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29eeb4" officeooo:paragraph-rsid="0029eeb4" style:font-weight-asian="bold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9eeb4" officeooo:paragraph-rsid="0032ed8a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1f5775" officeooo:paragraph-rsid="00240be4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28b47c" officeooo:paragraph-rsid="0028b47c" style:font-weight-asian="bold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8b47c" officeooo:paragraph-rsid="00315482" style:font-weight-asian="bold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a9877" style:font-weight-asian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b2a76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2005d" officeooo:paragraph-rsid="002bfb62" style:font-weight-asian="normal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22005d" officeooo:paragraph-rsid="0033fd04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8b47c" officeooo:paragraph-rsid="002bfb62" style:font-weight-asian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bfb62" officeooo:paragraph-rsid="002bfb62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bfb62" officeooo:paragraph-rsid="0032ed8a" style:font-weight-asian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315482" officeooo:paragraph-rsid="00315482" style:font-weight-asian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4cf0e" officeooo:paragraph-rsid="003721d5" style:font-weight-asian="normal" style:font-weight-complex="normal"/>
    </style:style>
    <style:style style:name="P36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weight="normal" officeooo:rsid="001ebd49" officeooo:paragraph-rsid="002b2a76" style:font-weight-asian="normal" style:font-weight-complex="normal"/>
    </style:style>
    <style:style style:name="P37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32ed8a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315482" officeooo:paragraph-rsid="0031548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315482" officeooo:paragraph-rsid="0032ed8a" style:font-weight-asian="bold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bfb62" officeooo:paragraph-rsid="002bfb62" style:font-weight-asian="normal" style:font-weight-complex="normal"/>
    </style:style>
    <style:style style:name="T1" style:family="text">
      <style:text-properties officeooo:rsid="001f57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775" style:font-weight-asian="bold" style:font-weight-complex="bold"/>
    </style:style>
    <style:style style:name="T4" style:family="text">
      <style:text-properties fo:font-weight="bold" officeooo:rsid="002b2a76" style:font-weight-asian="bold" style:font-weight-complex="bold"/>
    </style:style>
    <style:style style:name="T5" style:family="text">
      <style:text-properties fo:font-weight="bold" officeooo:rsid="002a9877" style:font-weight-asian="bold" style:font-weight-complex="bold"/>
    </style:style>
    <style:style style:name="T6" style:family="text">
      <style:text-properties officeooo:rsid="00223f8f"/>
    </style:style>
    <style:style style:name="T7" style:family="text">
      <style:text-properties officeooo:rsid="00240be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0be4" style:font-weight-asian="normal" style:font-weight-complex="normal"/>
    </style:style>
    <style:style style:name="T10" style:family="text">
      <style:text-properties fo:font-weight="normal" officeooo:rsid="00223f8f" style:font-weight-asian="normal" style:font-weight-complex="normal"/>
    </style:style>
    <style:style style:name="T11" style:family="text">
      <style:text-properties fo:font-weight="normal" officeooo:rsid="00250ff1" style:font-weight-asian="normal" style:font-weight-complex="normal"/>
    </style:style>
    <style:style style:name="T12" style:family="text">
      <style:text-properties fo:font-weight="normal" officeooo:rsid="0026b563" style:font-weight-asian="normal" style:font-weight-complex="normal"/>
    </style:style>
    <style:style style:name="T13" style:family="text">
      <style:text-properties officeooo:rsid="00250ff1"/>
    </style:style>
    <style:style style:name="T14" style:family="text">
      <style:text-properties officeooo:rsid="0026b563"/>
    </style:style>
    <style:style style:name="T15" style:family="text">
      <style:text-properties officeooo:rsid="0028b47c"/>
    </style:style>
    <style:style style:name="T16" style:family="text">
      <style:text-properties officeooo:rsid="002a9877"/>
    </style:style>
    <style:style style:name="T17" style:family="text">
      <style:text-properties officeooo:rsid="002b2a76"/>
    </style:style>
    <style:style style:name="T18" style:family="text">
      <style:text-properties officeooo:rsid="002bfb62"/>
    </style:style>
    <style:style style:name="T19" style:family="text">
      <style:text-properties officeooo:rsid="002f59f3"/>
    </style:style>
    <style:style style:name="T20" style:family="text">
      <style:text-properties officeooo:rsid="0032ed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para decidir que método utilizar al momento de obtener <text:s/><text:span text:style-name="T14">las instancias pertenecientes al centro con mayor número de instancias.</text:span></text:p>
      <text:p text:style-name="P1"/>
      <text:p text:style-name="P3"><text:span text:style-name="T7">Y</text:span>a se tiene el dataframe ‘<text:span text:style-name="T7">df’</text:span> con una columna, llamada ‘in’, la cual contiene la predicción de a que centro pertenece cada instancia.</text:p>
      <text:p text:style-name="P23"/>
      <text:p text:style-name="P24">Primero: debemos determinar el índice del cluster asociado al mayor número de instancias</text:p>
      <text:p text:style-name="P24"/>
      <text:p text:style-name="P2">Para esto se usaron dos maneras <text:span text:style-name="T13">que buscan obtener la mayor cantidad <text:s/>de veces en que se repite un centro <text:s/>y luego el indice del centro relacionado con ese valor:</text:span></text:p>
      <text:p text:style-name="P2"/>
      <text:p text:style-name="P5"><text:span text:style-name="T4">L</text:span><text:span text:style-name="T3">a primera:</text:span><text:span text:style-name="T1"> </text:span></text:p>
      <text:p text:style-name="P11"><text:span text:style-name="T1">- se agarrar la columna ‘in’ del dataframe y se le aplica la función .value_counts(), la cual nos regresa una serie ordenada de forma descendente por número de instancias de cada índice y luego se aplica el max, </text:span><text:span text:style-name="T10">para obtener el mayor número de integrantes.</text:span></text:p>
      <text:p text:style-name="P13"/>
      <text:p text:style-name="P10"><text:span text:style-name="T10"><text:tab/><text:tab/><text:tab/></text:span><text:span text:style-name="T12">top = </text:span><text:span text:style-name="T9">max(</text:span><text:span text:style-name="T10">df['in'].value_counts()</text:span><text:span text:style-name="T9">)</text:span></text:p>
      <text:p text:style-name="P15"/>
      <text:p text:style-name="P10"><text:span text:style-name="T13">- Sin embargo, al usar <text:s/></text:span><text:span text:style-name="T10">value_counts(), </text:span><text:span text:style-name="T11">la serie que nos devuelve, </text:span><text:span text:style-name="T13">no posee los índices en orden, por lo que para obtener el índice que esta relacionado con top, se busca la posición en la serie que posee el valor más grande, y a esa posición se le saca el índice.</text:span></text:p>
      <text:p text:style-name="P10"/>
      <text:p text:style-name="P10"><text:tab/><text:tab/><text:tab/>cuenta = df['in'].value_counts()</text:p>
      <text:p text:style-name="P10"><text:tab/><text:tab/><text:tab/>cuenta[cuenta == <text:span text:style-name="T14">top</text:span>.index[0]</text:p>
      <text:p text:style-name="P4"/>
      <text:p text:style-name="P6"><text:span text:style-name="T2">La segunda:</text:span> <text:span text:style-name="T6"><text:tab/></text:span></text:p>
      <text:p text:style-name="P7"><text:span text:style-name="T6">- </text:span><text:span text:style-name="T9">s</text:span><text:span text:style-name="T10">e</text:span><text:span text:style-name="T8"> agarrar el dataframe, </text:span><text:span text:style-name="T10">se le aplica </text:span><text:span text:style-name="T8">groupby a la columna ‘in’, </text:span><text:span text:style-name="T10">luego se utiliza la </text:span><text:span text:style-name="T11">función</text:span><text:span text:style-name="T10"> size(), que regresa cuantos integrantes tiene cada grupo, y </text:span><text:span text:style-name="T11">seguidamente</text:span><text:span text:style-name="T10"> se utiliza un max para obtener el mayor número de integrantes.</text:span></text:p>
      <text:p text:style-name="P14"/>
      <text:p text:style-name="P10"><text:tab/><text:tab/><text:span text:style-name="T14">v</text:span>alorMasGrande <text:span text:style-name="T14">= </text:span>df.groupby('in').size().max()</text:p>
      <text:p text:style-name="P10"/>
      <text:p text:style-name="P8">- <text:span text:style-name="T14">en este caso para obtener el indice relacionado al valorMasGrande, se toma la serie que surge de hacer el groupby sobre ‘in’ y aplicarle el .size(), y de ella se selecciona aquella instancia que coincida con top, y a esa isntancia se le aplica el .index para obtener su indice respectivo.</text:span></text:p>
      <text:p text:style-name="P8"/>
      <text:p text:style-name="P8"><text:tab/>cuenta1 = df.groupby('in')</text:p>
      <text:p text:style-name="P9"><text:tab/>elegido = cuenta1.<text:span text:style-name="T14">size()</text:span>[cuenta1.<text:span text:style-name="T14">size()</text:span>== valorMasGrande].index[0]</text:p>
      <text:p text:style-name="P8"/>
      <text:p text:style-name="P18"><text:tab/><text:span text:style-name="T15">al realizar las pruebas obtuvimos:</text:span></text:p>
      <text:p text:style-name="P18"/>
      <text:p text:style-name="P18"><text:tab/><text:tab/>Elapsed time <text:span text:style-name="T15">first </text:span>: <text:s text:c="5"/>0,010751544</text:p>
      <text:p text:style-name="P19"><text:tab/><text:tab/>Elapsed time <text:span text:style-name="T15">second</text:span>: <text:s/>0,009751609</text:p>
      <text:p text:style-name="P18"><text:tab/></text:p>
      <text:p text:style-name="P18"><text:tab/><text:span text:style-name="T15">como podemos ver, la segunda manera es un poco más rápida, por lo que será la que utilizaremos para la siguiente parte de esta prueba.</text:span></text:p>
      <text:p text:style-name="P18"/>
      <text:p text:style-name="P18"/>
      <text:p text:style-name="P21"><text:soft-page-break/>Segundo: Obtener las instancias pertenecientes al cluster que posee el indice calculado en la primera parte</text:p>
      <text:p text:style-name="P21"/>
      <text:p text:style-name="P26">Para esto se usaron dos <text:span text:style-name="T16">métodos relacionados con el groupby calculado en la primera parte. Pambos aplican un ciclo for que itera hasta <text:s/>v</text:span>alorMasGrande</text:p>
      <text:p text:style-name="P26"><text:tab/></text:p>
      <text:p text:style-name="P28"><text:tab/><text:span text:style-name="T5">El primero:</text:span><text:span text:style-name="T16"> </text:span></text:p>
      <text:p text:style-name="P16">-se agarra cuenta1, el cual al ser un groupby, posee un atributo groups, que muestra toda la información de cada grupo, ahora bien, agarramos solo la perteneciente a ‘elegido’, y se itera entre sus elementos para ir obteniendo cada uno de los indices de las instancias pertenecientes al cluster</text:p>
      <text:p text:style-name="P12"/>
      <text:p text:style-name="P36">for i in range(valorMasGrande):</text:p>
      <text:p text:style-name="P36"><text:s text:c="4"/>i<text:span text:style-name="T17">ndiceI</text:span>nstancia = cuenta1.groups[elegido][i]</text:p>
      <text:p text:style-name="P36"/>
      <text:p text:style-name="P27"><text:tab/><text:span text:style-name="T4">El segundo: </text:span></text:p>
      <text:p text:style-name="P17">-se agarra cuenta1, el cual al ser un groupby, y se le aplica un .get_group(elegido1), lo cual te devuelve un data frame, al cual se le hace .iloc con un contador para recorrer el dataframe y a cada instancia se le agarra el name, para obtener de esta forma el indice de esa instancia en el dataframe original de la data</text:p>
      <text:p text:style-name="P12"/>
      <text:p text:style-name="P37">for i in range(valorMasGrande):</text:p>
      <text:p text:style-name="P37"><text:s text:c="4"/>instancia = cuenta1.get_group(elegido1).iloc[i].name</text:p>
      <text:p text:style-name="P37"/>
      <text:p text:style-name="P31"><text:tab/>al realizar las pruebas obtuvimos:</text:p>
      <text:p text:style-name="P29"><text:tab/><text:tab/>Elapsed time <text:span text:style-name="T18">first</text:span>: <text:s text:c="4"/>0,0072563</text:p>
      <text:p text:style-name="P29"><text:tab/><text:tab/>Elapsed time <text:span text:style-name="T18">second</text:span>: 0,028266145</text:p>
      <text:p text:style-name="P29"/>
      <text:p text:style-name="P32">Obteniendo que la primera forma de hacerlo es más eficiente en tiempo que la segunda, <text:span text:style-name="T19">por lo que sera la que utilizaremos.</text:span></text:p>
      <text:p text:style-name="P32"/>
      <text:p text:style-name="P35">Los resultados salieron de correr 10 veces las pruebas y sacar el promedios de los resultados. </text:p>
      <text:p text:style-name="P3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5">índice del cluster asociado al mayor número de instancias</text:p>
          </table:table-cell>
          <table:covered-table-cell/>
        </table:table-row>
        <table:table-row>
          <table:table-cell table:style-name="Tabla1.A2" office:value-type="string">
            <text:p text:style-name="P40">Primera forma</text:p>
          </table:table-cell>
          <table:table-cell table:style-name="Tabla1.B2" office:value-type="string">
            <text:p text:style-name="P40">Segunda forma</text:p>
          </table:table-cell>
        </table:table-row>
        <table:table-row>
          <table:table-cell table:style-name="Tabla1.A2" office:value-type="string">
            <text:p text:style-name="P20">0.00284379699951387</text:p>
          </table:table-cell>
          <table:table-cell table:style-name="Tabla1.B2" office:value-type="string">
            <text:p text:style-name="P20">0.002355660999455722</text:p>
          </table:table-cell>
        </table:table-row>
        <table:table-row>
          <table:table-cell table:style-name="Tabla1.A2" office:value-type="string">
            <text:p text:style-name="P38">0.04942442300671246</text:p>
          </table:table-cell>
          <table:table-cell table:style-name="Tabla1.B2" office:value-type="string">
            <text:p text:style-name="P38">0.04581571999005973</text:p>
          </table:table-cell>
        </table:table-row>
        <table:table-row>
          <table:table-cell table:style-name="Tabla1.A2" office:value-type="string">
            <text:p text:style-name="P38">0.006124774008640088</text:p>
          </table:table-cell>
          <table:table-cell table:style-name="Tabla1.B2" office:value-type="string">
            <text:p text:style-name="P38">0.002907774003688246</text:p>
          </table:table-cell>
        </table:table-row>
        <table:table-row>
          <table:table-cell table:style-name="Tabla1.A2" office:value-type="string">
            <text:p text:style-name="P38">0.007510331997764297</text:p>
          </table:table-cell>
          <table:table-cell table:style-name="Tabla1.B2" office:value-type="string">
            <text:p text:style-name="P38">0.004524142001173459</text:p>
          </table:table-cell>
        </table:table-row>
        <table:table-row>
          <table:table-cell table:style-name="Tabla1.A2" office:value-type="string">
            <text:p text:style-name="P38">0.004866167000727728</text:p>
          </table:table-cell>
          <table:table-cell table:style-name="Tabla1.B2" office:value-type="string">
            <text:p text:style-name="P38">0.0029476519994204864</text:p>
          </table:table-cell>
        </table:table-row>
        <table:table-row>
          <table:table-cell table:style-name="Tabla1.A2" office:value-type="string">
            <text:p text:style-name="P38">0.0034338380064582452</text:p>
          </table:table-cell>
          <table:table-cell table:style-name="Tabla1.B2" office:value-type="string">
            <text:p text:style-name="P38">0.006233437990886159</text:p>
          </table:table-cell>
        </table:table-row>
        <table:table-row>
          <table:table-cell table:style-name="Tabla1.A2" office:value-type="string">
            <text:p text:style-name="P38">0.004406341991852969</text:p>
          </table:table-cell>
          <table:table-cell table:style-name="Tabla1.B2" office:value-type="string">
            <text:p text:style-name="P38">0.004260658010025509</text:p>
          </table:table-cell>
        </table:table-row>
        <table:table-row>
          <table:table-cell table:style-name="Tabla1.A2" office:value-type="string">
            <text:p text:style-name="P38">0.013250306001282297</text:p>
          </table:table-cell>
          <table:table-cell table:style-name="Tabla1.B2" office:value-type="string">
            <text:p text:style-name="P38">0.003867491992423311</text:p>
          </table:table-cell>
        </table:table-row>
        <table:table-row>
          <table:table-cell table:style-name="Tabla1.A2" office:value-type="string">
            <text:p text:style-name="P38">0.006627882001339458</text:p>
          </table:table-cell>
          <table:table-cell table:style-name="Tabla1.B2" office:value-type="string">
            <text:p text:style-name="P38">0.013126593999913894</text:p>
          </table:table-cell>
        </table:table-row>
        <text:soft-page-break/>
        <table:table-row table:style-name="Tabla1.12">
          <table:table-cell table:style-name="Tabla1.A2" office:value-type="string">
            <text:p text:style-name="P38">0.009027576990774833</text:p>
          </table:table-cell>
          <table:table-cell table:style-name="Tabla1.B2" office:value-type="string">
            <text:p text:style-name="P38">0.011476964005851187</text:p>
          </table:table-cell>
        </table:table-row>
        <table:table-row table:style-name="Tabla1.12">
          <table:table-cell table:style-name="Tabla1.A13" office:value-type="string">
            <text:p text:style-name="P38">0,010751544</text:p>
          </table:table-cell>
          <table:table-cell table:style-name="Tabla1.B13" office:value-type="string">
            <text:p text:style-name="P38">0,009751609</text:p>
          </table:table-cell>
        </table:table-row>
      </table:table>
      <text:p text:style-name="P32"/>
      <text:p text:style-name="P33"/>
      <text:p text:style-name="P33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2"><text:span text:style-name="T20">I</text:span>nstancias pertenecientes al cluster <text:span text:style-name="T20">seleccionado</text:span></text:p>
          </table:table-cell>
          <table:covered-table-cell/>
        </table:table-row>
        <table:table-row>
          <table:table-cell table:style-name="Tabla2.A2" office:value-type="string">
            <text:p text:style-name="P41">Primera forma</text:p>
          </table:table-cell>
          <table:table-cell table:style-name="Tabla2.B2" office:value-type="string">
            <text:p text:style-name="P41">Segunda forma</text:p>
          </table:table-cell>
        </table:table-row>
        <table:table-row>
          <table:table-cell table:style-name="Tabla2.A2" office:value-type="string">
            <text:p text:style-name="P30">0.0008108589991024928</text:p>
          </table:table-cell>
          <table:table-cell table:style-name="Tabla2.B2" office:value-type="string">
            <text:p text:style-name="P30">0.01362213399988832</text:p>
          </table:table-cell>
        </table:table-row>
        <table:table-row>
          <table:table-cell table:style-name="Tabla2.A2" office:value-type="string">
            <text:p text:style-name="P39">0.02313072799006477</text:p>
          </table:table-cell>
          <table:table-cell table:style-name="Tabla2.B2" office:value-type="string">
            <text:p text:style-name="P39">0.032908181005041115</text:p>
          </table:table-cell>
        </table:table-row>
        <table:table-row>
          <table:table-cell table:style-name="Tabla2.A2" office:value-type="string">
            <text:p text:style-name="P39">0.005846629006555304</text:p>
          </table:table-cell>
          <table:table-cell table:style-name="Tabla2.B2" office:value-type="string">
            <text:p text:style-name="P39">0.020364893003716134</text:p>
          </table:table-cell>
        </table:table-row>
        <table:table-row>
          <table:table-cell table:style-name="Tabla2.A2" office:value-type="string">
            <text:p text:style-name="P39">0.005495627992786467</text:p>
          </table:table-cell>
          <table:table-cell table:style-name="Tabla2.B2" office:value-type="string">
            <text:p text:style-name="P39">0.02476325699535664</text:p>
          </table:table-cell>
        </table:table-row>
        <table:table-row>
          <table:table-cell table:style-name="Tabla2.A2" office:value-type="string">
            <text:p text:style-name="P39">0.00833319099911023</text:p>
          </table:table-cell>
          <table:table-cell table:style-name="Tabla2.B2" office:value-type="string">
            <text:p text:style-name="P39">0.021602621010970324</text:p>
          </table:table-cell>
        </table:table-row>
        <table:table-row>
          <table:table-cell table:style-name="Tabla2.A2" office:value-type="string">
            <text:p text:style-name="P39">0.007925134006654844</text:p>
          </table:table-cell>
          <table:table-cell table:style-name="Tabla2.B2" office:value-type="string">
            <text:p text:style-name="P39">0.021471050000400282</text:p>
          </table:table-cell>
        </table:table-row>
        <table:table-row>
          <table:table-cell table:style-name="Tabla2.A2" office:value-type="string">
            <text:p text:style-name="P39">0.006733486006851308</text:p>
          </table:table-cell>
          <table:table-cell table:style-name="Tabla2.B2" office:value-type="string">
            <text:p text:style-name="P39">0.028483189002145082</text:p>
          </table:table-cell>
        </table:table-row>
        <table:table-row>
          <table:table-cell table:style-name="Tabla2.A2" office:value-type="string">
            <text:p text:style-name="P39">0.004330752999521792</text:p>
          </table:table-cell>
          <table:table-cell table:style-name="Tabla2.B2" office:value-type="string">
            <text:p text:style-name="P39">0.026495097001316026</text:p>
          </table:table-cell>
        </table:table-row>
        <table:table-row>
          <table:table-cell table:style-name="Tabla2.A2" office:value-type="string">
            <text:p text:style-name="P39">0.005652937994454987</text:p>
          </table:table-cell>
          <table:table-cell table:style-name="Tabla2.B2" office:value-type="string">
            <text:p text:style-name="P39">0.023619109007995576</text:p>
          </table:table-cell>
        </table:table-row>
        <table:table-row table:style-name="Tabla2.12">
          <table:table-cell table:style-name="Tabla2.A2" office:value-type="string">
            <text:p text:style-name="P39">0.0043036510032834485</text:p>
          </table:table-cell>
          <table:table-cell table:style-name="Tabla2.B2" office:value-type="string">
            <text:p text:style-name="P39">0.06933191999269184</text:p>
          </table:table-cell>
        </table:table-row>
        <table:table-row table:style-name="Tabla2.12">
          <table:table-cell table:style-name="Tabla2.A13" office:value-type="string">
            <text:p text:style-name="P39">0,0072563</text:p>
          </table:table-cell>
          <table:table-cell table:style-name="Tabla2.B13" office:value-type="string">
            <text:p text:style-name="P39">0,028266145</text:p>
          </table:table-cell>
        </table:table-row>
      </table:table>
      <text:p text:style-name="P33"/>
      <text:p text:style-name="P32"/>
      <text:p text:style-name="P34"/>
      <text:p text:style-name="P34">Las pruebas se realizaron con el archivo de instanciasCluster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05:52.509774229</meta:creation-date>
    <dc:date>2020-01-23T10:12:43.142599559</dc:date>
    <meta:editing-duration>PT3H2M48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3" meta:paragraph-count="88" meta:word-count="629" meta:character-count="4518" meta:non-whitespace-character-count="3918"/>
  </office:meta>
</office:document-meta>
</file>